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99cm" table:align="right"/>
    </style:style>
    <style:style style:name="Tableau1.A" style:family="table-column">
      <style:table-column-properties style:column-width="7.999cm"/>
    </style:style>
    <style:style style:name="Tableau1.A1" style:family="table-cell">
      <style:table-cell-properties fo:padding="0.049cm" fo:border="none"/>
    </style:style>
    <style:style style:name="Tableau1.A4" style:family="table-cell">
      <style:table-cell-properties fo:background-color="transparent" fo:padding="0.049cm" fo:border-left="none" fo:border-right="none" fo:border-top="none" fo:border-bottom="1pt fine-dashed #000000">
        <style:background-image/>
      </style:table-cell-properties>
    </style:style>
    <style:style style:name="Signatures" style:family="table">
      <style:table-properties style:width="15cm" table:align="margins" style:may-break-between-rows="false"/>
    </style:style>
    <style:style style:name="Signatures.A" style:family="table-column">
      <style:table-column-properties style:column-width="5.001cm" style:rel-column-width="21845*"/>
    </style:style>
    <style:style style:name="Signatures.B" style:family="table-column">
      <style:table-column-properties style:column-width="5.001cm" style:rel-column-width="21844*"/>
    </style:style>
    <style:style style:name="Signatures.C" style:family="table-column">
      <style:table-column-properties style:column-width="5.001cm" style:rel-column-width="21846*"/>
    </style:style>
    <style:style style:name="Signatures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cb816" officeooo:paragraph-rsid="001cb81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cb816" officeooo:paragraph-rsid="00213a6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3b17d5"/>
    </style:style>
    <style:style style:name="P6" style:family="paragraph" style:parent-style-name="Table_20_Contents">
      <style:paragraph-properties fo:text-align="center" style:justify-single-word="false"/>
      <style:text-properties officeooo:rsid="003b17d5" officeooo:paragraph-rsid="00392732"/>
    </style:style>
    <style:style style:name="P7" style:family="paragraph" style:parent-style-name="Standard">
      <style:text-properties fo:font-size="12pt" fo:font-style="italic" style:text-underline-style="none" fo:font-weight="normal" officeooo:rsid="001cb816" officeooo:paragraph-rsid="001cb816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paragraph-rsid="00268b0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43a00" officeooo:paragraph-rsid="0030f850"/>
    </style:style>
    <style:style style:name="P10" style:family="paragraph" style:parent-style-name="Standard">
      <style:paragraph-properties fo:text-align="start" style:justify-single-word="false"/>
      <style:text-properties officeooo:paragraph-rsid="0037c7ce"/>
    </style:style>
    <style:style style:name="P11" style:family="paragraph" style:parent-style-name="Standard">
      <style:paragraph-properties fo:margin-left="-1.499cm" fo:margin-right="0cm" fo:text-indent="0cm" style:auto-text-indent="false"/>
      <style:text-properties fo:font-size="14pt" fo:font-weight="bold" officeooo:rsid="001cb816" officeooo:paragraph-rsid="001cb81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-1.499cm" fo:margin-right="0cm" fo:text-align="start" style:justify-single-word="false" fo:text-indent="0cm" style:auto-text-indent="false"/>
      <style:text-properties fo:font-size="14pt" fo:font-weight="bold" officeooo:rsid="002b1ae7" officeooo:paragraph-rsid="0029f68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-1.499cm" fo:margin-right="0cm" fo:text-indent="0cm" style:auto-text-indent="false"/>
      <style:text-properties fo:font-size="12pt" fo:font-style="italic" style:text-underline-style="none" fo:font-weight="bold" officeooo:rsid="001cb816" officeooo:paragraph-rsid="001cb816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1f5136" officeooo:paragraph-rsid="00290e17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tyle="normal" style:text-underline-style="none" fo:font-weight="normal" officeooo:rsid="002e907f" officeooo:paragraph-rsid="00290e17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90e17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199cm" loext:contextual-spacing="false" fo:line-height="120%" fo:text-indent="0cm" style:auto-text-indent="false" style:page-number="auto" fo:background-color="transparen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20%" fo:text-indent="0cm" style:auto-text-indent="false" fo:background-color="transparen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text-properties style:font-name="F" fo:font-size="12pt"/>
    </style:style>
    <style:style style:name="T1" style:family="text">
      <style:text-properties fo:text-transform="uppercase" style:font-name="Times New Roman" fo:font-size="12pt" style:text-underline-style="solid" style:text-underline-width="auto" style:text-underline-color="font-color" officeooo:rsid="00296380" style:font-size-asian="12pt" style:font-size-complex="12pt"/>
    </style:style>
    <style:style style:name="T2" style:family="text">
      <style:text-properties officeooo:rsid="0025317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43a00"/>
    </style:style>
    <style:style style:name="T5" style:family="text">
      <style:text-properties style:font-name="Liberation Serif" fo:font-style="normal" officeooo:rsid="001f5136" style:font-style-asian="normal" style:font-style-complex="normal" loext:padding="0cm" loext:border="none" loext:shadow="none"/>
    </style:style>
    <style:style style:name="T6" style:family="text">
      <style:text-properties style:font-name="Liberation Serif" fo:font-style="normal" officeooo:rsid="00268b04" style:font-style-asian="normal" style:font-style-complex="normal" loext:padding="0cm" loext:border="none" loext:shadow="none"/>
    </style:style>
    <style:style style:name="T7" style:family="text">
      <style:text-properties officeooo:rsid="00243a00"/>
    </style:style>
    <style:style style:name="T8" style:family="text">
      <style:text-properties officeooo:rsid="0030f850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office:annotation><dc:creator>bleybaert</dc:creator><dc:date>2018-04-17T13:16:01</dc:date><loext:sender-initials>ble</loext:sender-initials><text:p text:style-name="P19"><text:span text:style-name="T9">do text with typeDeDelib=meetingConfig.Title()</text:span></text:p></office:annotation>Extrait du Registre des Procès-verbaux<text:line-break/>des réunions du <text:text-input text:description="">typeDeDelib.upper()</text:text-input></text:p>
          </table:table-cell>
        </table:table-row>
        <table:table-row>
          <table:table-cell table:style-name="Tableau1.A1" office:value-type="string">
            <text:p text:style-name="P4"/>
          </table:table-cell>
        </table:table-row>
        <table:table-row>
          <table:table-cell table:style-name="Tableau1.A1" office:value-type="string">
            <text:p text:style-name="P3">Réunion du <text:span text:style-name="T1"><text:text-input text:description="">self.hasMeeting() and self.getMeeting().Title() or ''</text:text-input></text:span></text:p>
          </table:table-cell>
        </table:table-row>
        <table:table-row>
          <table:table-cell table:style-name="Tableau1.A4" office:value-type="string">
            <text:p text:style-name="P1"/>
          </table:table-cell>
        </table:table-row>
      </table:table>
      <text:p text:style-name="Standard"/>
      <text:p text:style-name="P12"><text:text-input text:description="">view.getDGHV(meetingConfig).display('configGroup')</text:text-input></text:p>
      <text:p text:style-name="P11"/>
      <text:p text:style-name="P13">Secrétariat Général</text:p>
      <text:p text:style-name="P7"/>
      <text:p text:style-name="Standard"/>
      <text:p text:style-name="Standard"/>
      <text:p text:style-name="P14"/>
      <text:p text:style-name="P15"><office:annotation><dc:creator>bleybaert</dc:creator><dc:date>2018-04-17T14:07:32</dc:date><loext:sender-initials>ble</loext:sender-initials><text:p text:style-name="P19"><text:span text:style-name="T12">do text</text:span></text:p><text:p text:style-name="P21"><text:span text:style-name="T12">from xhtml(view.print_attendees(by_parent_org=True, render_as_html=True))</text:span></text:p></office:annotation>presents</text:p>
      <text:p text:style-name="P16"/>
      <text:p text:style-name="Standard"/>
      <text:p text:style-name="P8"><text:span text:style-name="T6"><text:text-input text:description="">self.getCategory(theObject=True).getCategoryId()</text:text-input></text:span><text:span text:style-name="T2">.</text:span><text:span text:style-name="T5"><text:text-input text:description="view.getDGHV(item).print_item_number_within_category()">view.print_item_number_within_category()</text:text-input></text:span><text:span text:style-name="T5"> </text:span><text:span text:style-name="T2"><text:s/></text:span><text:text-input text:description="">self.Title()</text:text-input></text:p>
      <text:p text:style-name="Standard"/>
      <text:p text:style-name="P17"><office:annotation><dc:creator>André NUYENS</dc:creator><dc:date>2017-06-26T10:50:44</dc:date><loext:sender-initials>AN</loext:sender-initials><text:p text:style-name="P20"><text:span text:style-name="T10">do text </text:span></text:p><text:p text:style-name="P20"><text:span text:style-name="T10">from xhtml(view.printXhtml(self, self.getDecision(), keepWithNext=True)</text:span><text:span text:style-name="T11">, stylesMapping={'para':'Text body'}</text:span><text:span text:style-name="T10">)</text:span></text:p></office:annotation>Décision</text:p>
      <text:p text:style-name="P18"/>
      <table:table table:name="Signatures" table:style-name="Signatures">
        <table:table-column table:style-name="Signatures.A"/>
        <table:table-column table:style-name="Signatures.B"/>
        <table:table-column table:style-name="Signatures.C"/>
        <table:table-row>
          <table:table-cell table:style-name="Signatures.A1" office:value-type="string">
            <text:p text:style-name="Table_20_Contents"/>
          </table:table-cell>
          <table:table-cell table:style-name="Signatures.A1" office:value-type="string">
            <text:p text:style-name="Table_20_Contents"/>
          </table:table-cell>
          <table:table-cell table:style-name="Signatures.A1" office:value-type="string">
            <text:p text:style-name="P5"><text:text-input text:description="">self.getCertifiedSignatures(forceUseCertifiedSignaturesOnMeetingConfig=True)[1]</text:text-input></text:p>
            <text:p text:style-name="P6"><text:text-input text:description="">self.getCertifiedSignatures(forceUseCertifiedSignaturesOnMeetingConfig=True)[0]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0"><text:span text:style-name="T4">Votre correspondant</text:span><text:span text:style-name="T7"> : </text:span><text:span text:style-name="T7"><text:text-input text:description="">self.getCertifiedSignatures(forceUseCertifiedSignaturesOnMeetingConfig=True)[5]</text:text-input></text:span><text:span text:style-name="T7">, </text:span><text:span text:style-name="T7"><text:text-input text:description="">self.getCertifiedSignatures(forceUseCertifiedSignaturesOnMeetingConfig=True)[4]</text:text-input></text:span><text:span text:style-name="T7">.</text:span></text:p>
      <text:p text:style-name="P9"><text:span text:style-name="T3">Responsable</text:span> : <text:span text:style-name="T8"><text:text-input text:description="">self.getCertifiedSignatures(forceUseCertifiedSignaturesOnMeetingConfig=True)[7]</text:text-input></text:span>, <text:span text:style-name="T8"><text:text-input text:description="">self.getCertifiedSignatures(forceUseCertifiedSignaturesOnMeetingConfig=True)[6]</text:text-input>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FreeSans1" svg:font-family="FreeSans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4-17T13:11:01.218756399</meta:creation-date>
    <dc:date>2018-07-25T16:50:14.670833404</dc:date>
    <meta:editing-duration>PT1H41M46S</meta:editing-duration>
    <meta:editing-cycles>32</meta:editing-cycles>
    <meta:generator>LibreOffice/5.4.6.2$Linux_X86_64 LibreOffice_project/40m0$Build-2</meta:generator>
    <dc:creator>bleybaert</dc:creator>
    <meta:document-statistic meta:table-count="2" meta:image-count="0" meta:object-count="0" meta:page-count="1" meta:paragraph-count="11" meta:word-count="64" meta:character-count="866" meta:non-whitespace-character-count="842"/>
  </office:meta>
</office:document-meta>
</file>